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85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659cm"/>
    </style:style>
    <style:style style:name="gr4" style:family="graphic" style:parent-style-name="standard">
      <style:graphic-properties draw:stroke="none" draw:fill="none" fo:min-height="13.695cm"/>
    </style:style>
    <style:style style:name="gr5" style:family="graphic" style:parent-style-name="standard">
      <style:graphic-properties draw:stroke="none" draw:fill="none" fo:min-height="6.401cm"/>
    </style:style>
    <style:style style:name="gr6" style:family="graphic" style:parent-style-name="standard">
      <style:graphic-properties draw:stroke="none" draw:fill="none" fo:min-height="17.625cm"/>
    </style:style>
    <style:style style:name="gr7" style:family="graphic" style:parent-style-name="standard">
      <style:graphic-properties draw:stroke="solid" svg:stroke-width="0.1cm" svg:stroke-color="#6666ff" draw:marker-start-width="0.5cm" draw:marker-end-width="0.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7.7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363cm"/>
    </style:style>
    <style:style style:name="pr4" style:family="presentation" style:parent-style-name="Default-title">
      <style:graphic-properties fo:min-height="1.737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text-properties fo:color="#800000"/>
    </style:style>
    <style:style style:name="P4" style:family="paragraph">
      <loext:graphic-properties draw:fill="none" draw:fill-color="#ffffff"/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agrant up -- <text:s/>git clone</text:p>
          </draw:text-box>
        </draw:frame>
        <draw:frame draw:style-name="gr1" draw:text-style-name="P1" draw:layer="layout" svg:width="27.964cm" svg:height="8.072cm" svg:x="0.036cm" svg:y="4.8cm">
          <draw:text-box>
            <text:p>$ mkdir -p ansible_demo</text:p>
            <text:p>$ cd ansible_demo</text:p>
            <text:p>$ git clone https://github.com/abrahamvarricatt/ansible-demo-debug.git</text:p>
            <text:p>Cloning into 'ansible-demo-debug'...</text:p>
            <text:p>remote: Counting objects: 97, done.</text:p>
            <text:p>remote: Compressing objects: 100% (41/41), done.</text:p>
            <text:p>remote: Total 97 (delta 26), reused 97 (delta 26), pack-reused 0</text:p>
            <text:p>Unpacking objects: 100% (97/97), done.</text:p>
            <text:p>Checking connectivity... done.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draw:style-name="gr3" draw:text-style-name="P1" draw:layer="layout" svg:width="27.769cm" svg:height="17.315cm" svg:x="0.431cm" svg:y="2.891cm">
          <draw:text-box>
            <text:p>$ cd ansible-demo-debug/</text:p>
            <text:p>$ vagrant up</text:p>
            <text:p>Bringing machine 'webapp' up with 'virtualbox' provider...</text:p>
            <text:p>==&gt; webapp: Box 'bento/centos-7.2' could not be found. Attempting to find and install...</text:p>
            <text:p><text:s text:c="4"/>webapp: Box Provider: virtualbox</text:p>
            <text:p><text:s text:c="4"/>webapp: Box Version: &gt;= 0</text:p>
            <text:p>==&gt; webapp: Loading metadata for box 'bento/centos-7.2'</text:p>
            <text:p><text:s text:c="4"/>webapp: URL: https://atlas.hashicorp.com/bento/centos-7.2</text:p>
            <text:p>==&gt; webapp: Adding box 'bento/centos-7.2' (v2.2.9) for provider: virtualbox</text:p>
            <text:p><text:s text:c="4"/>webapp: Downloading: https://atlas.hashicorp.com/bento/boxes/centos-7.2/versions/2.2.9/providers/virtualbox.box</text:p>
            <text:p>==&gt; webapp: Successfully added box 'bento/centos-7.2' (v2.2.9) for 'virtualbox'!</text:p>
            <text:p>==&gt; webapp: Importing base box 'bento/centos-7.2'...</text:p>
            <text:p>==&gt; webapp: Matching MAC address for NAT networking...</text:p>
            <text:p>==&gt; webapp: Checking if box 'bento/centos-7.2' is up to date...</text:p>
            <text:p>==&gt; webapp: Setting the name of the VM: ansible-demo-debug_webapp_1473689372199_14011</text:p>
            <text:p>==&gt; webapp: Clearing any previously set network interfaces...</text:p>
            <text:p>==&gt; webapp: Preparing network interfaces based on configuration...</text:p>
            <text:p><text:s text:c="4"/>webapp: Adapter 1: nat</text:p>
            <text:p><text:s text:c="4"/>webapp: Adapter 2: hostonly</text:p>
            <text:p>==&gt; webapp: Forwarding ports...</text:p>
            <text:p><text:s text:c="4"/>webapp: 22 (guest) =&gt; 2222 (host) (adapter 1)</text:p>
            <text:p>==&gt; webapp: Running 'pre-boot' VM customizations...</text:p>
            <text:p>==&gt; webapp: Booting VM...</text:p>
          </draw:text-box>
        </draw:frame>
        <draw:frame presentation:style-name="pr3" draw:layer="layout" svg:width="25.199cm" svg:height="1.737cm" svg:x="1.401cm" svg:y="0.65cm" presentation:class="title" presentation:user-transformed="true">
          <draw:text-box>
            <text:p>vagrant up...1/2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4" draw:text-style-name="P1" draw:layer="layout" svg:width="22.824cm" svg:height="13.945cm" svg:x="2.689cm" svg:y="3.2cm">
          <draw:text-box>
            <text:p>==&gt; webapp: Waiting for machine to boot. This may take a few minutes...</text:p>
            <text:p><text:s text:c="4"/>webapp: SSH address: 127.0.0.1:2222</text:p>
            <text:p><text:s text:c="4"/>webapp: SSH username: vagrant</text:p>
            <text:p><text:s text:c="4"/>webapp: SSH auth method: private key</text:p>
            <text:p><text:s text:c="4"/>webapp: Warning: Remote connection disconnect. Retrying...</text:p>
            <text:p><text:s text:c="4"/>webapp: </text:p>
            <text:p><text:s text:c="4"/>webapp: Vagrant insecure key detected. Vagrant will automatically replace</text:p>
            <text:p><text:s text:c="4"/>webapp: this with a newly generated keypair for better security.</text:p>
            <text:p><text:s text:c="4"/>webapp: </text:p>
            <text:p><text:s text:c="4"/>webapp: Inserting generated public key within guest...</text:p>
            <text:p><text:s text:c="4"/>webapp: Removing insecure key from the guest if it's present...</text:p>
            <text:p><text:s text:c="4"/>webapp: Key inserted! Disconnecting and reconnecting using new SSH key...</text:p>
            <text:p>==&gt; webapp: Machine booted and ready!</text:p>
            <text:p>==&gt; webapp: Checking for guest additions in VM...</text:p>
            <text:p>==&gt; webapp: Setting hostname...</text:p>
            <text:p>==&gt; webapp: Configuring and enabling network interfaces...</text:p>
            <text:p>==&gt; webapp: Mounting shared folders...</text:p>
            <text:p><text:s text:c="4"/>webapp: /vagrant =&gt; /home/raman/ansible_demo/ansible-demo-debug</text:p>
          </draw:text-box>
        </draw:frame>
        <draw:frame presentation:style-name="pr3" draw:layer="layout" svg:width="25.199cm" svg:height="1.737cm" svg:x="1.402cm" svg:y="0.651cm" presentation:class="title" presentation:user-transformed="true">
          <draw:text-box>
            <text:p>vagrant up...2/2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draw:style-name="gr5" draw:text-style-name="P1" draw:layer="layout" svg:width="21.228cm" svg:height="6.651cm" svg:x="3.487cm" svg:y="6.581cm">
          <draw:text-box>
            <text:p>ansible-demo-debug$ vagrant status</text:p>
            <text:p>Current machine states:</text:p>
            <text:p/>
            <text:p>webapp <text:s text:c="19"/>running (virtualbox)</text:p>
            <text:p/>
            <text:p>The VM is running. To stop this VM, you can run `vagrant halt` to</text:p>
            <text:p>shut it down forcefully, or you can run `vagrant suspend` to simply</text:p>
            <text:p>suspend the virtual machine. In either case, to restart it again,</text:p>
            <text:p>simply run `vagrant up`.</text:p>
          </draw:text-box>
        </draw:frame>
        <draw:frame presentation:style-name="pr3" draw:layer="layout" svg:width="25.199cm" svg:height="1.737cm" svg:x="1.402cm" svg:y="0.651cm" presentation:class="title" presentation:user-transformed="true">
          <draw:text-box>
            <text:p>vagrant statu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4" draw:layer="layout" svg:width="25.199cm" svg:height="1.737cm" svg:x="1.4cm" svg:y="0.55cm" presentation:class="title" presentation:user-transformed="true">
          <draw:text-box>
            <text:p>ansible-playbook...1/2</text:p>
          </draw:text-box>
        </draw:frame>
        <draw:frame draw:style-name="gr6" draw:text-style-name="P1" draw:layer="layout" svg:width="27.557cm" svg:height="18.026cm" svg:x="0.323cm" svg:y="2.4cm">
          <draw:text-box>
            <text:p>provision$ ansible-playbook site.yml -i inventories/vagrant</text:p>
            <text:p/>
            <text:p>PLAY ***************************************************************************</text:p>
            <text:p/>
            <text:p>TASK [setup] *******************************************************************</text:p>
            <text:p>ok: [192.168.77.10]</text:p>
            <text:p/>
            <text:p>TASK [ping-test : ping] ********************************************************</text:p>
            <text:p>ok: [192.168.77.10]</text:p>
            <text:p/>
            <text:p>TASK [base : Update yum cache] *************************************************</text:p>
            <text:p>ok: [192.168.77.10]</text:p>
            <text:p/>
            <text:p>TASK [base : Install EPEL Repository] ******************************************</text:p>
            <text:p>changed: [192.168.77.10]</text:p>
            <text:p/>
            <text:p>TASK [base : Install basic packages] *******************************************</text:p>
            <text:p>changed: [192.168.77.10] =&gt; (item=[u'vim', u'python-pip', u'python-virtualenv', u'git', u'httpd', u'mod_wsgi'])</text:p>
            <text:p/>
            <text:p>TASK [base : Set SELinux policy to Disabled] ***********************************</text:p>
            <text:p>changed: [192.168.77.10]</text:p>
            <text:p/>
            <text:p>TASK [base : Disable firewall] *************************************************</text:p>
            <text:p>ok: [192.168.77.10]</text:p>
          </draw:text-box>
        </draw:frame>
        <draw:frame draw:style-name="gr7" draw:text-style-name="P4" draw:layer="layout" svg:width="4cm" svg:height="1.062cm" svg:x="23.58cm" svg:y="19.638cm">
          <draw:text-box>
            <text:p text:style-name="P3">Contd . . .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draw:style-name="gr8" draw:text-style-name="P1" draw:layer="layout" svg:width="23.417cm" svg:height="27.98cm" svg:x="2.393cm" svg:y="0.019cm">
          <draw:text-box>
            <text:p>TASK [base : Directory to store OSS source-code] *******************************</text:p>
            <text:p>changed: [192.168.77.10]</text:p>
            <text:p/>
            <text:p>TASK [polls-app : Create source-code directory on /vagrant] ********************</text:p>
            <text:p>changed: [192.168.77.10]</text:p>
            <text:p/>
            <text:p>TASK [polls-app : Symlink source-code directory on guest system] ***************</text:p>
            <text:p>changed: [192.168.77.10]</text:p>
            <text:p/>
            <text:p>TASK [polls-app : Clone repo from github] **************************************</text:p>
            <text:p>changed: [192.168.77.10]</text:p>
            <text:p/>
            <text:p>TASK [polls-VENV : Directory to store VENVs] ***********************************</text:p>
            <text:p>changed: [192.168.77.10]</text:p>
            <text:p/>
            <text:p>TASK [polls-VENV : Install requirements.txt] ***********************************</text:p>
            <text:p>changed: [192.168.77.10]</text:p>
            <text:p/>
            <text:p>TASK [polls-staticfiles : Create a directory for static files] *****************</text:p>
            <text:p>changed: [192.168.77.10]</text:p>
            <text:p/>
            <text:p>TASK [polls-staticfiles : Execute manage.py collectstatic] *********************</text:p>
            <text:p>changed: [192.168.77.10]</text:p>
            <text:p/>
            <text:p>TASK [httpd-conf : Copy over welcome.conf (commented version)] *****************</text:p>
            <text:p>changed: [192.168.77.10]</text:p>
            <text:p/>
            <text:p>TASK [httpd-conf : Copy over django-polls.conf] ********************************</text:p>
            <text:p>changed: [192.168.77.10]</text:p>
            <text:p/>
            <text:p>TASK [httpd-conf : Make sqlite DB all-access] **********************************</text:p>
            <text:p>changed: [192.168.77.10]</text:p>
            <text:p/>
            <text:p>TASK [httpd-conf : start httpd service] ****************************************</text:p>
            <text:p>changed: [192.168.77.10]</text:p>
            <text:p/>
            <text:p>PLAY RECAP *********************************************************************</text:p>
            <text:p>192.168.77.10 <text:s text:c="13"/>: ok=19 <text:s text:c="2"/>changed=15 <text:s text:c="2"/>unreachable=0 <text:s text:c="3"/>failed=0 <text:s text:c="2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22:00:31.155397341</meta:creation-date>
    <meta:editing-duration>PT17M36S</meta:editing-duration>
    <meta:editing-cycles>4</meta:editing-cycles>
    <meta:generator>LibreOffice/5.1.4.2$Linux_X86_64 LibreOffice_project/10m0$Build-2</meta:generator>
    <dc:date>2016-09-13T00:08:28.314023564</dc:date>
    <meta:document-statistic meta:object-count="45"/>
  </office:meta>
</office:document-meta>
</file>